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0pt" officeooo:rsid="0000742b" officeooo:paragraph-rsid="0000742b" style:font-size-asian="20pt" style:font-size-complex="20pt"/>
    </style:style>
    <style:style style:name="P2" style:family="paragraph" style:parent-style-name="Standard">
      <style:text-properties officeooo:paragraph-rsid="0000742b"/>
    </style:style>
    <style:style style:name="T1" style:family="text">
      <style:text-properties officeooo:rsid="0000742b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00742b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00742b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00742b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00742b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0742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SIMPLE HELLO WORLD PROGRAM USING ASSEMBLY </text:span><text:s/></text:p>
      <text:p text:style-name="P1"/>
      <text:p text:style-name="Standard">arjun@arjun-Inspiron-3501:~$ sudo apt-get install nasm</text:p>
      <text:p text:style-name="Standard">[sudo] password for arjun: </text:p>
      <text:p text:style-name="Standard">E: Could not get lock /var/lib/dpkg/lock-frontend. It is held by process 4011 (unattended-upgr)</text:p>
      <text:p text:style-name="Standard">N: Be aware that removing the lock file is not a solution and may break your system.</text:p>
      <text:p text:style-name="Standard">E: Unable to acquire the dpkg frontend lock (/var/lib/dpkg/lock-frontend), is another process using it?</text:p>
      <text:p text:style-name="Standard">arjun@arjun-Inspiron-3501:~$ ps -p 4011 -o comm=</text:p>
      <text:p text:style-name="Standard">unattended-upgr</text:p>
      <text:p text:style-name="Standard">arjun@arjun-Inspiron-3501:~$ sudo kill -9 4011</text:p>
      <text:p text:style-name="Standard">arjun@arjun-Inspiron-3501:~$ sudo apt-get install nasm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 was automatically installed and is no longer required:</text:p>
      <text:p text:style-name="Standard"><text:s text:c="2"/>libreoffice-ogltrans</text:p>
      <text:p text:style-name="Standard">Use 'sudo apt autoremove' to remove it.</text:p>
      <text:p text:style-name="Standard">The following NEW packages will be installed:</text:p>
      <text:p text:style-name="Standard"><text:s text:c="2"/>nasm</text:p>
      <text:p text:style-name="Standard">0 upgraded, 1 newly installed, 0 to remove and 409 not upgraded.</text:p>
      <text:p text:style-name="Standard">Need to get 375 kB of archives.</text:p>
      <text:p text:style-name="Standard">After this operation, 3,345 kB of additional disk space will be used.</text:p>
      <text:p text:style-name="Standard">Get:1 http://in.archive.ubuntu.com/ubuntu jammy/universe amd64 nasm amd64 2.15.05-1 [375 kB]</text:p>
      <text:p text:style-name="Standard">Fetched 375 kB in 7s (54.2 kB/s) <text:s text:c="169"/></text:p>
      <text:p text:style-name="Standard">Selecting previously unselected package nasm.</text:p>
      <text:p text:style-name="Standard">(Reading database ... 170970 files and directories currently installed.)</text:p>
      <text:p text:style-name="Standard">Preparing to unpack .../nasm_2.15.05-1_amd64.deb ...</text:p>
      <text:p text:style-name="Standard">Unpacking nasm (2.15.05-1) ...</text:p>
      <text:p text:style-name="Standard">Setting up nasm (2.15.05-1) ...</text:p>
      <text:p text:style-name="Standard">Processing triggers for man-db (2.10.2-1) ...</text:p>
      <text:p text:style-name="Standard">arjun@arjun-Inspiron-3501:~$ touch hello.asm</text:p>
      <text:p text:style-name="Standard">arjun@arjun-Inspiron-3501:~$ nano hello.asm</text:p>
      <text:p text:style-name="P2">section .data</text:p>
      <text:p text:style-name="P2"><text:s text:c="4"/>hello_msg db 'Hello, World!', 0 <text:s text:c="2"/>; Null-terminated string</text:p>
      <text:p text:style-name="P2"/>
      <text:p text:style-name="P2">section .text</text:p>
      <text:p text:style-name="P2"><text:s text:c="4"/>global _start</text:p>
      <text:p text:style-name="P2"/>
      <text:p text:style-name="P2">_start:</text:p>
      <text:p text:style-name="P2"><text:s text:c="4"/>; Write the string to stdout</text:p>
      <text:p text:style-name="P2"><text:s text:c="4"/>mov eax, 4 <text:s text:c="9"/>; syscall number for sys_write (Linux)</text:p>
      <text:p text:style-name="P2"><text:s text:c="4"/>mov ebx, 1 <text:s text:c="9"/>; file descriptor 1 is stdout</text:p>
      <text:p text:style-name="P2"><text:s text:c="4"/>mov ecx, hello_msg <text:s/>; pointer to the message</text:p>
      <text:p text:style-name="P2"><text:s text:c="4"/>mov edx, 13 <text:s text:c="8"/>; message length</text:p>
      <text:p text:style-name="P2"><text:s text:c="4"/>int 0x80 <text:s text:c="11"/>; call kernel</text:p>
      <text:p text:style-name="P2"/>
      <text:p text:style-name="P2"><text:s text:c="4"/>; Exit the program</text:p>
      <text:p text:style-name="P2"><text:s text:c="4"/>mov eax, 1 <text:s text:c="9"/>; syscall number for sys_exit (Linux)</text:p>
      <text:p text:style-name="P2"><text:soft-page-break/><text:s text:c="4"/>xor ebx, ebx <text:s text:c="7"/>; exit code 0</text:p>
      <text:p text:style-name="P2"><text:s text:c="4"/>int 0x80 <text:s text:c="11"/>; call kernel</text:p>
      <text:p text:style-name="Standard">arjun@arjun-Inspiron-3501:~$ nano hello.asm</text:p>
      <text:p text:style-name="Standard">arjun@arjun-Inspiron-3501:~$ nasm -f elf32 hello.asm -o hello.o</text:p>
      <text:p text:style-name="Standard">ld -m elf_i386 hello.o -o hello</text:p>
      <text:p text:style-name="Standard">arjun@arjun-Inspiron-3501:~$ ./hello</text:p>
      <text:p text:style-name="Standard"/>
      <text:p text:style-name="Standard">Hello, World!arjun@arjun-Inspiron-3501:~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8:51:42.097727897</meta:creation-date>
    <dc:date>2024-05-26T19:00:25.835277475</dc:date>
    <meta:editing-duration>PT8M44S</meta:editing-duration>
    <meta:editing-cycles>1</meta:editing-cycles>
    <meta:document-statistic meta:table-count="0" meta:image-count="0" meta:object-count="0" meta:page-count="2" meta:paragraph-count="52" meta:word-count="311" meta:character-count="2468" meta:non-whitespace-character-count="1916"/>
    <meta:generator>LibreOffice/7.3.7.2$Linux_X86_64 LibreOffice_project/30$Build-2</meta:generator>
  </office:meta>
</office:document-meta>
</file>